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5.981cm" style:rel-column-width="3391*"/>
    </style:style>
    <style:style style:name="Table1.C" style:family="table-column">
      <style:table-column-properties style:column-width="4.498cm" style:rel-column-width="2550*"/>
    </style:style>
    <style:style style:name="Table1.D" style:family="table-column">
      <style:table-column-properties style:column-width="3.912cm" style:rel-column-width="221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58cm" fo:margin-left="0.275cm" fo:margin-right="1.166cm" table:align="margins"/>
    </style:style>
    <style:style style:name="Table3.A" style:family="table-column">
      <style:table-column-properties style:column-width="4.918cm" style:rel-column-width="2788*"/>
    </style:style>
    <style:style style:name="Table3.B" style:family="table-column">
      <style:table-column-properties style:column-width="5.375cm" style:rel-column-width="3047*"/>
    </style:style>
    <style:style style:name="Table3.C" style:family="table-column">
      <style:table-column-properties style:column-width="5.26cm" style:rel-column-width="2982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fo:color="#000000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8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/>
    </style:style>
    <style:style style:name="P14" style:family="paragraph" style:parent-style-name="Text_20_body">
      <style:paragraph-properties fo:margin-top="0cm" fo:margin-bottom="0.212cm"/>
    </style:style>
    <style:style style:name="P1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style:font-name="Courier New1" style:font-name-asian="Courier New1" style:font-name-complex="Courier New1"/>
    </style:style>
    <style:style style:name="T5" style:family="text">
      <style:text-properties style:font-name="Courier New1" fo:font-size="10pt" style:font-name-asian="Courier New1" style:font-name-complex="Courier New1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T9" style:family="text">
      <style:text-properties fo:font-size="10pt"/>
    </style:style>
    <style:style style:name="T10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AbstractComponent</text:h>
      <text:p text:style-name="Text_20_body_20_indent_20_2"><text:span text:style-name="T1">A skeletal implementation of Component. Though it is OK to implement Component from scratch, this class simplifies some of the chores.</text:span></text:p>
      <text:h text:style-name="P17" text:outline-level="4">Class Name</text:h>
      <text:p text:style-name="P11"><text:span text:style-name="Source_20_Text"><text:span text:style-name="T3">org.zkoss.zk.ui.AbstractComponent</text:span></text:span></text:p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6">id</text:span></text:span></text:p>
          </table:table-cell>
          <table:table-cell table:style-name="Table1.A2" office:value-type="string">
            <text:p text:style-name="P12"><text:span text:style-name="Source_20_Text"><text:span text:style-name="T6">Sets the ID.</text:span></text:span></text:p>
          </table:table-cell>
          <table:table-cell table:style-name="Table1.A2" office:value-type="string">
            <text:p text:style-name="P1"><text:span text:style-name="Source_20_Text"><text:span text:style-name="T6">java.lang.</text:span></text:span><text:span text:style-name="Source_20_Text"><text:span text:style-name="T6">String</text:span></text:span></text:p>
          </table:table-cell>
          <table:table-cell table:style-name="Table1.D2" office:value-type="string">
            <text:p text:style-name="P6"><text:span text:style-name="Source_20_Text"><text:span text:style-name="T7">UUID (universal unique ID) 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6">mold</text:span></text:span></text:p>
          </table:table-cell>
          <table:table-cell table:style-name="Table1.A2" office:value-type="string">
            <text:p text:style-name="P13">Sets the mold for this component.</text:p>
          </table:table-cell>
          <table:table-cell table:style-name="Table1.A2" office:value-type="string">
            <text:p text:style-name="P1"><text:span text:style-name="Source_20_Text"><text:span text:style-name="T6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6">default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visible</text:span></text:span></text:p>
          </table:table-cell>
          <table:table-cell table:style-name="Table1.B4" office:value-type="string">
            <text:p text:style-name="P7">Sets whether this component is visible.</text:p>
          </table:table-cell>
          <table:table-cell table:style-name="Table1.A2" office:value-type="string">
            <text:p text:style-name="P1"><text:span text:style-name="Source_20_Text"><text:span text:style-name="T6">boolean</text:span></text:span></text:p>
          </table:table-cell>
          <table:table-cell table:style-name="Table1.D2" office:value-type="string">
            <text:p text:style-name="P2"><text:span text:style-name="Source_20_Text">true</text:span></text:p>
          </table:table-cell>
        </table:table-row>
      </table:table>
      <text:p text:style-name="P9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14"><text:span text:style-name="Source_20_Text">AddAnnotation</text:span></text:p>
            <text:p text:style-name="P14"><text:span text:style-name="Source_20_Text">(java.lang.String annotName, java.util.Map annotAttrs)</text:span></text:p>
          </table:table-cell>
          <table:table-cell table:style-name="Table3.A2" office:value-type="string">
            <text:p text:style-name="Text_20_body">Associates an annotation to this component.</text:p>
          </table:table-cell>
          <table:table-cell table:style-name="Table3.C2" office:value-type="string">
            <text:p text:style-name="Text_20_body"><text:span text:style-name="Source_20_Text"><text:span text:style-name="T8">void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Annotation(java.lang.String propName, java.lang.String annotName, java.util.Map annotAttrs)</text:span></text:p>
          </table:table-cell>
          <table:table-cell table:style-name="Table3.A2" office:value-type="string">
            <text:p text:style-name="Text_20_body">Adds an annotation to the specified proeprty of this component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EventHandler(java.lang.String name, EventHandler evthd)</text:span></text:p>
          </table:table-cell>
          <table:table-cell table:style-name="Table3.A2" office:value-type="string">
            <text:p text:style-name="Text_20_body">Adds an event handler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EventListener(java.lang.String evtnm, EventListener listener)</text:span></text:p>
          </table:table-cell>
          <table:table-cell table:style-name="Table3.A2" office:value-type="string">
            <text:p text:style-name="Text_20_body">Adds an event listener to specified event for this component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SharedAnnotationMap(AnnotationMap annots)</text:span></text:p>
          </table:table-cell>
          <table:table-cell table:style-name="Table3.A2" office:value-type="string">
            <text:p text:style-name="Text_20_body">Add a map of annotations which is shared by other components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addSharedEventHandlerMap(EventHandlerMap evthds)</text:span></text:p>
          </table:table-cell>
          <table:table-cell table:style-name="Table3.A2" office:value-type="string">
            <text:p text:style-name="Text_20_body">Adds a map of event handlers which is shared by other components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appendChild(Component child)</text:span></text:p>
          </table:table-cell>
          <table:table-cell table:style-name="Table3.A2" office:value-type="string">
            <text:p text:style-name="Text_20_body">Appends a child to the end of all children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applyProperties()</text:span></text:p>
          </table:table-cell>
          <table:table-cell table:style-name="Table3.A2" office:value-type="string">
            <text:p text:style-name="Text_20_body"><text:s/>Initializes the properties (aka. members) and custom-attributes based on what are defined in the component definition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clone()</text:span></text:p>
          </table:table-cell>
          <table:table-cell table:style-name="Table3.A2" office:value-type="string">
            <text:p text:style-name="Text_20_body">Clones the component.</text:p>
          </table:table-cell>
          <table:table-cell table:style-name="Table3.C2" office:value-type="string">
            <text:p text:style-name="Text_20_body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containsVariable(java.lang.String name, boolean local)</text:span></text:p>
          </table:table-cell>
          <table:table-cell table:style-name="Table3.A2" office:value-type="string">
            <text:p text:style-name="Text_20_body">Returns whether the specified variable is defined.</text:p>
          </table:table-cell>
          <table:table-cell table:style-name="Table3.C2" office:value-type="string">
            <text:p text:style-name="Text_20_body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detach()</text:span></text:p>
          </table:table-cell>
          <table:table-cell table:style-name="Table3.A2" office:value-type="string">
            <text:p text:style-name="Text_20_body">Detaches this component such that it won't belong to any page.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tab/>getAnnotatedProperties()</text:span></text:p>
          </table:table-cell>
          <table:table-cell table:style-name="Table3.A2" office:value-type="string">
            <text:p text:style-name="Text_20_body">Returns a read-only list of the name (String) of properties that are associated at least one annotation (never null)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edPropertiesBy(java.lang.String annotName)</text:span></text:p>
          </table:table-cell>
          <table:table-cell table:style-name="Table3.A2" office:value-type="string">
            <text:p text:style-name="Text_20_body">Returns a read-only list of the names (String) of the properties that are associated with the specified annotation (never null)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(java.lang.String annotName)</text:span></text:p>
          </table:table-cell>
          <table:table-cell table:style-name="Table3.A2" office:value-type="string">
            <text:p text:style-name="Text_20_body">Returns the annotation associated with the component, or null if not available.</text:p>
          </table:table-cell>
          <table:table-cell table:style-name="Table3.C2" office:value-type="string">
            <text:p text:style-name="Text_20_body"><text:span text:style-name="Source_20_Text">org.zkoss.zk.ui.metainfo.Annota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(java.lang.String propName, java.lang.String annotName)</text:span></text:p>
          </table:table-cell>
          <table:table-cell table:style-name="Table3.A2" office:value-type="string">
            <text:p text:style-name="Text_20_body">Returns the annotation associated with the definition of the specified property, or null if not available.</text:p>
          </table:table-cell>
          <table:table-cell table:style-name="Table3.C2" office:value-type="string">
            <text:p text:style-name="Text_20_body"><text:span text:style-name="Source_20_Text">org.zkoss.zk.ui.metainfo.Annota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s()</text:span></text:p>
          </table:table-cell>
          <table:table-cell table:style-name="Table3.A2" office:value-type="string">
            <text:p text:style-name="Text_20_body">Returns a read-only collection of all annotations associated with this component (never null).</text:p>
          </table:table-cell>
          <table:table-cell table:style-name="Table3.C2" office:value-type="string">
            <text:p text:style-name="Text_20_body"><text:span text:style-name="Source_20_Text">java.util.Collec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nnotations(java.lang.String propName)</text:span></text:p>
          </table:table-cell>
          <table:table-cell table:style-name="Table3.A2" office:value-type="string">
            <text:p text:style-name="Text_20_body">Returns a read-only collection of all annotations associated with the specified property (never null).</text:p>
          </table:table-cell>
          <table:table-cell table:style-name="Table3.C2" office:value-type="string">
            <text:p text:style-name="Text_20_body"><text:span text:style-name="Source_20_Text">java.util.Collec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(java.lang.String name)</text:span></text:p>
          </table:table-cell>
          <table:table-cell table:style-name="Table3.A2" office:value-type="string">
            <text:p text:style-name="Text_20_body">Returns the custom attribute associated with this component, i.e., Component.COMPONENT_SCOPE.</text:p>
          </table:table-cell>
          <table:table-cell table:style-name="Table3.C2" office:value-type="string">
            <text:p text:style-name="Text_20_body"><text:span text:style-name="Source_20_Text">java.lang.Objec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(java.lang.String name, int scope)</text:span></text:p>
          </table:table-cell>
          <table:table-cell table:style-name="Table3.A2" office:value-type="string">
            <text:p text:style-name="Text_20_body">Returns the value of the specified custom attribute in the specified scope, or null if not defined.</text:p>
          </table:table-cell>
          <table:table-cell table:style-name="Table3.C2" office:value-type="string">
            <text:p text:style-name="Text_20_body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s()</text:span></text:p>
          </table:table-cell>
          <table:table-cell table:style-name="Table3.A2" office:value-type="string">
            <text:p text:style-name="Text_20_body">Returns all custom attributes associated with this component, i.e., Component.COMPONENT_SCOPE.</text:p>
          </table:table-cell>
          <table:table-cell table:style-name="Table3.C2" office:value-type="string">
            <text:p text:style-name="Text_20_body"><text:span text:style-name="Source_20_Text">java.util.Map <text:tab/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Attributes(int scope)</text:span></text:p>
          </table:table-cell>
          <table:table-cell table:style-name="Table3.A2" office:value-type="string">
            <text:p text:style-name="Text_20_body">Returns all custom attributes of the specified scope.</text:p>
          </table:table-cell>
          <table:table-cell table:style-name="Table3.C2" office:value-type="string">
            <text:p text:style-name="Text_20_body"><text:span text:style-name="Source_20_Text">java.util.Map 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Children()</text:span></text:p>
          </table:table-cell>
          <table:table-cell table:style-name="Table3.A2" office:value-type="string">
            <text:p text:style-name="Text_20_body">Returns a live list of children.</text:p>
          </table:table-cell>
          <table:table-cell table:style-name="Table3.C2" office:value-type="string">
            <text:p text:style-name="Text_20_body"><text:span text:style-name="Source_20_Text">java.util.Li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Definition()</text:span></text:p>
          </table:table-cell>
          <table:table-cell table:style-name="Table3.A2" office:value-type="string">
            <text:p text:style-name="Text_20_body">Returns the component definition of this component (never null).</text:p>
          </table:table-cell>
          <table:table-cell table:style-name="Table3.C2" office:value-type="string">
            <text:p text:style-name="Text_20_body"><text:span text:style-name="Source_20_Text">org.zkoss.zk.ui.metainfo. ComponentDefinition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Desktop()</text:span></text:p>
          </table:table-cell>
          <table:table-cell table:style-name="Table3.A2" office:value-type="string">
            <text:p text:style-name="Text_20_body">Returns the desktop of this component, or null if this component doesn't belong to any desktop.</text:p>
          </table:table-cell>
          <table:table-cell table:style-name="Table3.C2" office:value-type="string">
            <text:p text:style-name="P14"><text:span text:style-name="Source_20_Text"><text:span text:style-name="T10">org.zkoss.zk.ui</text:span></text:span><text:span text:style-name="Source_20_Text">.Desktop</text:span></text:p>
          </table:table-cell>
        </table:table-row>
        <table:table-row>
          <table:table-cell table:style-name="Table3.A2" office:value-type="string">
            <text:p text:style-name="P14"><text:span text:style-name="Source_20_Text">getEventHandler(java.lang.String evtnm)</text:span></text:p>
          </table:table-cell>
          <table:table-cell table:style-name="Table3.A2" office:value-type="string">
            <text:p text:style-name="P14">Returns the event handler of the specified name, or null if not found.</text:p>
          </table:table-cell>
          <table:table-cell table:style-name="Table3.C2" office:value-type="string">
            <text:p text:style-name="P14"><text:span text:style-name="Source_20_Text">org.zkoss.zk.ui.metainfo.</text:span><text:span text:style-name="Source_20_Text">ZScript</text:span></text:p>
          </table:table-cell>
        </table:table-row>
        <table:table-row>
          <table:table-cell table:style-name="Table3.A2" office:value-type="string">
            <text:p text:style-name="P14"><text:span text:style-name="Source_20_Text">getExtraCtrl()</text:span></text:p>
          </table:table-cell>
          <table:table-cell table:style-name="Table3.A2" office:value-type="string">
            <text:p text:style-name="P14">Returns the extra controls that tell ZK how to handle this component specially.</text:p>
          </table:table-cell>
          <table:table-cell table:style-name="Table3.C2" office:value-type="string">
            <text:p text:style-name="P14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14"><text:span text:style-name="Source_20_Text">getFellow(java.lang.String compId)</text:span></text:p>
          </table:table-cell>
          <table:table-cell table:style-name="Table3.A2" office:value-type="string">
            <text:p text:style-name="P14">Returns a component of the specified ID in the same ID space.</text:p>
          </table:table-cell>
          <table:table-cell table:style-name="Table3.C2" office:value-type="string">
            <text:p text:style-name="P14"><text:span text:style-name="Source_20_Text"><text:span text:style-name="T10">org.zkoss.zk.ui</text:span></text:span><text:span text:style-name="Source_20_Text">.</text:span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14"><text:span text:style-name="Source_20_Text">getFellowIfAny(java.lang.String compId)</text:span></text:p>
          </table:table-cell>
          <table:table-cell table:style-name="Table3.A2" office:value-type="string">
            <text:p text:style-name="P14">Returns a component of the specified ID in the same ID space, or null if not found.</text:p>
          </table:table-cell>
          <table:table-cell table:style-name="Table3.C2" office:value-type="string">
            <text:p text:style-name="P14"><text:span text:style-name="Source_20_Text"><text:span text:style-name="T10">org.zkoss.zk.ui</text:span></text:span><text:span text:style-name="Source_20_Text">.</text:span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14"><text:span text:style-name="Source_20_Text">getListenerIterator(java.lang.String evtnm)</text:span></text:p>
          </table:table-cell>
          <table:table-cell table:style-name="Table3.A2" office:value-type="string">
            <text:p text:style-name="P14">Returns an iterator for iterating listener for the specified event.</text:p>
          </table:table-cell>
          <table:table-cell table:style-name="Table3.C2" office:value-type="string">
            <text:p text:style-name="P14"><text:span text:style-name="Source_20_Text">java.util.Iterator</text:span></text:p>
          </table:table-cell>
        </table:table-row>
        <table:table-row>
          <table:table-cell table:style-name="Table3.A2" office:value-type="string">
            <text:p text:style-name="P14"><text:span text:style-name="Source_20_Text">getNamespace()</text:span></text:p>
          </table:table-cell>
          <table:table-cell table:style-name="Table3.A2" office:value-type="string">
            <text:p text:style-name="P14">Returns the namespace to store variables and functions belonging to the ID space of this component.</text:p>
          </table:table-cell>
          <table:table-cell table:style-name="Table3.C2" office:value-type="string">
            <text:p text:style-name="P14"><text:span text:style-name="Source_20_Text">org.zkoss.zk.scripting.Namespace</text:span></text:p>
          </table:table-cell>
        </table:table-row>
        <table:table-row>
          <table:table-cell table:style-name="Table3.A2" office:value-type="string">
            <text:p text:style-name="P14"><text:span text:style-name="Source_20_Text">getPage()</text:span></text:p>
          </table:table-cell>
          <table:table-cell table:style-name="Table3.A2" office:value-type="string">
            <text:p text:style-name="P14">Returns the page that this component belongs to, or null if it doesn't belong to any page.</text:p>
          </table:table-cell>
          <table:table-cell table:style-name="Table3.C2" office:value-type="string">
            <text:p text:style-name="P14"><text:span text:style-name="Source_20_Text"><text:s/>Page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Parent()</text:span></text:p>
          </table:table-cell>
          <table:table-cell table:style-name="Table3.A2" office:value-type="string">
            <text:p text:style-name="P14">Returns the parent component, or null if this is the root component.</text:p>
          </table:table-cell>
          <table:table-cell table:style-name="Table3.C2" office:value-type="string">
            <text:p text:style-name="P14"><text:span text:style-name="Source_20_Text">org.zkoss.zk.ui.Component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Propagatee(java.lang.String evtnm)</text:span></text:p>
          </table:table-cell>
          <table:table-cell table:style-name="Table3.A2" office:value-type="string">
            <text:p text:style-name="P14">Default: null (no propagation at all).</text:p>
          </table:table-cell>
          <table:table-cell table:style-name="Table3.C2" office:value-type="string">
            <text:p text:style-name="P14"><text:span text:style-name="Source_20_Text">org.zkoss.zk.ui.</text:span><text:span text:style-name="Source_20_Text">Component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Root()</text:span></text:p>
          </table:table-cell>
          <table:table-cell table:style-name="Table3.A2" office:value-type="string">
            <text:p text:style-name="P14">Returns the root of the specified component.</text:p>
          </table:table-cell>
          <table:table-cell table:style-name="Table3.C2" office:value-type="string">
            <text:p text:style-name="P14"><text:span text:style-name="Source_20_Text">org.zkoss.zk.ui.</text:span><text:span text:style-name="Source_20_Text">Component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getSpaceOwner()</text:span></text:p>
          </table:table-cell>
          <table:table-cell table:style-name="Table3.A2" office:value-type="string">
            <text:p text:style-name="P14">Returns the owner of the ID space that this component belongs to.</text:p>
          </table:table-cell>
          <table:table-cell table:style-name="Table3.C2" office:value-type="string">
            <text:p text:style-name="P14"><text:span text:style-name="Source_20_Text">org.zkoss.zk.ui.</text:span><text:span text:style-name="Source_20_Text">IdSpace </text:span></text:p>
          </table:table-cell>
        </table:table-row>
        <table:table-row>
          <table:table-cell table:style-name="Table3.A2" office:value-type="string">
            <text:p text:style-name="P14"><text:span text:style-name="Source_20_Text">getUuid()</text:span></text:p>
          </table:table-cell>
          <table:table-cell table:style-name="Table3.A2" office:value-type="string">
            <text:p text:style-name="P14">Returns UUID (universal unique ID) which is unquie in the whole session.</text:p>
          </table:table-cell>
          <table:table-cell table:style-name="Table3.C2" office:value-type="string">
            <text:p text:style-name="P14"><text:span text:style-name="Source_20_Text">java.lang.String </text:span></text:p>
          </table:table-cell>
        </table:table-row>
        <table:table-row>
          <table:table-cell table:style-name="Table3.A2" office:value-type="string">
            <text:p text:style-name="P14"><text:span text:style-name="Source_20_Text">getVariable(java.lang.String name, boolean local)</text:span></text:p>
          </table:table-cell>
          <table:table-cell table:style-name="Table3.A2" office:value-type="string">
            <text:p text:style-name="P14"><text:s/>Returns the value of a variable defined in the namespace, or null if not defined or the value is null.</text:p>
          </table:table-cell>
          <table:table-cell table:style-name="Table3.C2" office:value-type="string">
            <text:p text:style-name="P14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14"><text:span text:style-name="Source_20_Text">insertBefore(Component newChild, Component refChild)</text:span></text:p>
          </table:table-cell>
          <table:table-cell table:style-name="Table3.A2" office:value-type="string">
            <text:p text:style-name="P14">Inserts a child before the reference child.</text:p>
          </table:table-cell>
          <table:table-cell table:style-name="Table3.C2" office:value-type="string">
            <text:p text:style-name="P14"><text:span text:style-name="Source_20_Text">boolean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invalidate()</text:span></text:p>
          </table:table-cell>
          <table:table-cell table:style-name="Table3.A2" office:value-type="string">
            <text:p text:style-name="P14">Invalidates this component by setting the dirty flag such that it will be redraw the whole content later.</text:p>
          </table:table-cell>
          <table:table-cell table:style-name="Table3.C2" office:value-type="string">
            <text:p text:style-name="P14"><text:span text:style-name="Source_20_Text">void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isChildable()</text:span></text:p>
          </table:table-cell>
          <table:table-cell table:style-name="Table3.A2" office:value-type="string">
            <text:p text:style-name="P14">Default: return true (allows to have children)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isListenerAvailable(java.lang.String evtnm, boolean asap)</text:span></text:p>
          </table:table-cell>
          <table:table-cell table:style-name="Table3.A2" office:value-type="string">
            <text:p text:style-name="P14">Returns whether the event listener is available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onChildAdded(Component child)</text:span></text:p>
          </table:table-cell>
          <table:table-cell table:style-name="Table3.A2" office:value-type="string">
            <text:p text:style-name="P14">Default: does nothing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onChildRemoved(Component child)</text:span></text:p>
          </table:table-cell>
          <table:table-cell table:style-name="Table3.A2" office:value-type="string">
            <text:p text:style-name="P14">Default: does nothing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onDrawNewChild(Component child, java.lang.StringBuffer out)</text:span></text:p>
          </table:table-cell>
          <table:table-cell table:style-name="Table3.A2" office:value-type="string">
            <text:p text:style-name="P14">Called when a new-created child is drawn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onWrongValue(WrongValueException ex)</text:span></text:p>
          </table:table-cell>
          <table:table-cell table:style-name="Table3.A2" office:value-type="string">
            <text:p text:style-name="P14">Notifies that an WrongValueException instance is thrown, and WrongValueException.getComponent() is this component.</text:p>
          </table:table-cell>
          <table:table-cell table:style-name="Table3.C2" office:value-type="string">
            <text:p text:style-name="P14"><text:span text:style-name="Source_20_Text">org.zkoss.zk.ui.</text:span><text:span text:style-name="Source_20_Text">WrongValueException </text:span></text:p>
          </table:table-cell>
        </table:table-row>
        <table:table-row>
          <table:table-cell table:style-name="Table3.A2" office:value-type="string">
            <text:p text:style-name="P14"><text:span text:style-name="Source_20_Text">redraw(java.io.Writer out)</text:span></text:p>
          </table:table-cell>
          <table:table-cell table:style-name="Table3.A2" office:value-type="string">
            <text:p text:style-name="P14">Includes the page returned by getMoldURI() and set the self attribute to be this component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removeAttribute(java.lang.String name)</text:span></text:p>
          </table:table-cell>
          <table:table-cell table:style-name="Table3.A2" office:value-type="string">
            <text:p text:style-name="P14">Removes the custom attribute associated with this component, i.e., Component.COMPONENT_SCOPE.</text:p>
          </table:table-cell>
          <table:table-cell table:style-name="Table3.C2" office:value-type="string">
            <text:p text:style-name="P14"><text:span text:style-name="Source_20_Text">java.lang.Object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removeAttribute(java.lang.String name, int scope)</text:span></text:p>
          </table:table-cell>
          <table:table-cell table:style-name="Table3.A2" office:value-type="string">
            <text:p text:style-name="P14"><text:s/>Removes the specified custom attribute in the specified scope.</text:p>
          </table:table-cell>
          <table:table-cell table:style-name="Table3.C2" office:value-type="string">
            <text:p text:style-name="P14"><text:span text:style-name="Source_20_Text">java.lang.Object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removeChild(Component child)</text:span></text:p>
          </table:table-cell>
          <table:table-cell table:style-name="Table3.A2" office:value-type="string">
            <text:p text:style-name="P14">Removes a child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removeEventListener(java.lang.String evtnm, EventListener listener)</text:span></text:p>
          </table:table-cell>
          <table:table-cell table:style-name="Table3.A2" office:value-type="string">
            <text:p text:style-name="P14">Removes an event listener.</text:p>
          </table:table-cell>
          <table:table-cell table:style-name="Table3.C2" office:value-type="string">
            <text:p text:style-name="P1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14"><text:span text:style-name="Source_20_Text">response(java.lang.String key, AuResponse response)</text:span></text:p>
          </table:table-cell>
          <table:table-cell table:style-name="Table3.A2" office:value-type="string">
            <text:p text:style-name="P14">Causes a response (aka., a command) to be sent to the client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ssionDidActivate(Page page)</text:span></text:p>
          </table:table-cell>
          <table:table-cell table:style-name="Table3.A2" office:value-type="string">
            <text:p text:style-name="P14">Notification that the session, which owns this component, has just been activated (aka., deserialized)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ssionWillPassivate(Page page)</text:span></text:p>
          </table:table-cell>
          <table:table-cell table:style-name="Table3.A2" office:value-type="string">
            <text:p text:style-name="P14">Notification that the session, which owns this component, is about to be passivated (aka., serialized)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tAttribute(java.lang.String name, java.lang.Object value)</text:span></text:p>
          </table:table-cell>
          <table:table-cell table:style-name="Table3.A2" office:value-type="string">
            <text:p text:style-name="P14">Sets the custom attribute associated with this component, i.e., Component.COMPONENT_SCOPE.</text:p>
          </table:table-cell>
          <table:table-cell table:style-name="Table3.C2" office:value-type="string">
            <text:p text:style-name="P14"><text:span text:style-name="Source_20_Text">java.lang.Object</text:span></text:p>
          </table:table-cell>
        </table:table-row>
        <table:table-row>
          <table:table-cell table:style-name="Table3.A2" office:value-type="string">
            <text:p text:style-name="P14"><text:span text:style-name="Source_20_Text">setAttribute(java.lang.String name, java.lang.Object value, int scope)</text:span></text:p>
          </table:table-cell>
          <table:table-cell table:style-name="Table3.A2" office:value-type="string">
            <text:p text:style-name="P14">Sets the value of the specified custom attribute in the specified scope.</text:p>
          </table:table-cell>
          <table:table-cell table:style-name="Table3.C2" office:value-type="string">
            <text:p text:style-name="P14"><text:span text:style-name="Source_20_Text">java.lang.Object </text:span></text:p>
          </table:table-cell>
        </table:table-row>
        <table:table-row>
          <table:table-cell table:style-name="Table3.A2" office:value-type="string">
            <text:p text:style-name="P14"><text:span text:style-name="Source_20_Text">setComponentDefinition(ComponentDefinition compdef)</text:span></text:p>
          </table:table-cell>
          <table:table-cell table:style-name="Table3.A2" office:value-type="string">
            <text:p text:style-name="P14">Sets the component definition. <text:s text:c="8"/>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tPage(Page page)</text:span></text:p>
          </table:table-cell>
          <table:table-cell table:style-name="Table3.A2" office:value-type="string">
            <text:p text:style-name="P14">Sets the page that this component belongs to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tParent(Component parent)</text:span></text:p>
          </table:table-cell>
          <table:table-cell table:style-name="Table3.A2" office:value-type="string">
            <text:p text:style-name="P14">Sets the parent component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etVariable(java.lang.String name, java.lang.Object val, boolean local)</text:span></text:p>
          </table:table-cell>
          <table:table-cell table:style-name="Table3.A2" office:value-type="string">
            <text:p text:style-name="P14">Sets a variable to the namespace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martUpdate(java.lang.String attr, boolean value)</text:span></text:p>
          </table:table-cell>
          <table:table-cell table:style-name="Table3.A2" office:value-type="string">
            <text:p text:style-name="P14">A special smart-update that update a value in boolean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martUpdate(java.lang.String attr, int value)</text:span></text:p>
          </table:table-cell>
          <table:table-cell table:style-name="Table3.A2" office:value-type="string">
            <text:p text:style-name="P14">A special smart-update that update a value in int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smartUpdate(java.lang.String attr, java.lang.String value)</text:span></text:p>
          </table:table-cell>
          <table:table-cell table:style-name="Table3.A2" office:value-type="string">
            <text:p text:style-name="P14">Smart-updates a property with the specified value.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  <table:table-row>
          <table:table-cell table:style-name="Table3.A2" office:value-type="string">
            <text:p text:style-name="P14"><text:span text:style-name="Source_20_Text">toString()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><text:span text:style-name="Source_20_Text">java.lang.String <text:tab/></text:span></text:p>
          </table:table-cell>
        </table:table-row>
        <table:table-row>
          <table:table-cell table:style-name="Table3.A2" office:value-type="string">
            <text:p text:style-name="P14"><text:span text:style-name="Source_20_Text">unsetVariable(java.lang.String name, boolean local)</text:span></text:p>
          </table:table-cell>
          <table:table-cell table:style-name="Table3.A2" office:value-type="string">
            <text:p text:style-name="P14">Unsets a variable defined in the namespace. <text:s text:c="5"/></text:p>
          </table:table-cell>
          <table:table-cell table:style-name="Table3.C2" office:value-type="string">
            <text:p text:style-name="P14"><text:span text:style-name="Source_20_Text">void</text:span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8T18:52:26</dc:date>
    <dc:language>en-US</dc:language>
    <meta:editing-cycles>95</meta:editing-cycles>
    <meta:editing-duration>PT5H54M5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7" meta:paragraph-count="217" meta:word-count="1003" meta:character-count="7868"/>
  </office:meta>
</office:document-meta>
</file>